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ＭＳ Ｐゴシック" svg:font-family="'ＭＳ Ｐゴシック'" style:font-family-generic="modern" style:font-pitch="fixed"/>
    <style:font-face style:name="IPA Pゴシック" svg:font-family="'IPA Pゴシック', IPAPGothic" style:font-adornments="標準" style:font-family-generic="modern" style:font-pitch="variable"/>
    <style:font-face style:name="IPAゴシック" svg:font-family="IPAゴシック" style:font-adornments="標準" style:font-family-generic="modern" style:font-pitch="variable"/>
    <style:font-face style:name="IPAゴシック1" svg:font-family="IPAゴシック, IPAGothic" style:font-adornments="標準" style:font-family-generic="modern" style:font-pitch="variable"/>
    <style:font-face style:name="IPA P明朝1" svg:font-family="'IPA P明朝', IPAPMincho" style:font-adornments="太字" style:font-family-generic="roman" style:font-pitch="variable"/>
    <style:font-face style:name="IPA P明朝2" svg:font-family="'IPA P明朝', IPAPMincho" style:font-adornments="斜体" style:font-family-generic="roman" style:font-pitch="variable"/>
    <style:font-face style:name="IPA P明朝" svg:font-family="'IPA P明朝', IPAPMincho" style:font-adornments="標準" style:font-family-generic="roman" style:font-pitch="variable"/>
    <style:font-face style:name="IPA明朝" svg:font-family="IPA明朝, IPAMincho" style:font-adornments="標準" style:font-family-generic="roman" style:font-pitch="variable"/>
    <style:font-face style:name="Times New Roman" svg:font-family="'Times New Roman'" style:font-family-generic="roman"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style:font-size-asian="12pt" style:language-asian="ja" style:country-asian="JP" style:font-size-complex="13.6999998092651pt"/>
    </style:style>
    <style:style style:name="P2" style:family="paragraph" style:parent-style-name="Standard">
      <style:paragraph-properties fo:text-align="center" style:justify-single-word="false"/>
      <style:text-properties style:font-name="Times New Roman" fo:font-size="12pt" style:font-size-asian="12pt" style:language-asian="ja" style:country-asian="JP" style:font-size-complex="13.6999998092651pt"/>
    </style:style>
    <style:style style:name="P3" style:family="paragraph" style:parent-style-name="Standard">
      <style:paragraph-properties fo:text-align="center" style:justify-single-word="false"/>
      <style:text-properties style:font-name="Times New Roman" fo:font-size="15pt" style:font-size-asian="15pt" style:language-asian="ja" style:country-asian="JP" style:font-size-complex="17.1000003814697pt"/>
    </style:style>
    <style:style style:name="P4" style:family="paragraph" style:parent-style-name="Header">
      <style:paragraph-properties fo:text-align="end" style:justify-single-word="false"/>
      <style:text-properties fo:language="en" fo:country="CA"/>
    </style:style>
    <style:style style:name="P5" style:family="paragraph" style:parent-style-name="Standard" style:list-style-name="L1">
      <style:paragraph-properties fo:text-align="start" style:justify-single-word="false"/>
      <style:text-properties style:font-name="Times New Roman" fo:font-size="12pt" style:font-size-asian="12pt" style:language-asian="ja" style:country-asian="JP" style:font-size-complex="13.6999998092651pt"/>
    </style:style>
    <style:style style:name="P6" style:family="paragraph" style:parent-style-name="Standard" style:list-style-name="L3">
      <style:paragraph-properties fo:text-align="start" style:justify-single-word="false"/>
      <style:text-properties style:font-name="Times New Roman" fo:font-size="12pt" style:font-size-asian="12pt" style:language-asian="ja" style:country-asian="JP" style:font-size-complex="13.6999998092651pt"/>
    </style:style>
    <style:style style:name="P7" style:family="paragraph" style:parent-style-name="Standard">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8" style:family="paragraph" style:parent-style-name="Standard" style:list-style-name="L2">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9" style:family="paragraph" style:parent-style-name="Standard" style:list-style-name="L3">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0" style:family="paragraph" style:parent-style-name="Standard" style:list-style-name="L4">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1" style:family="paragraph" style:parent-style-name="Standard" style:list-style-name="L5">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2" style:family="paragraph" style:parent-style-name="Standard" style:list-style-name="L6">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3" style:family="paragraph" style:parent-style-name="Standard" style:list-style-name="L1">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4" style:family="paragraph" style:parent-style-name="Standard" style:list-style-name="L7">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5" style:family="paragraph" style:parent-style-name="Standard">
      <style:paragraph-properties fo:text-align="center" style:justify-single-word="false"/>
      <style:text-properties style:font-name="Times New Roman" fo:font-size="12pt" fo:language="en" fo:country="CA" style:font-size-asian="12pt" style:language-asian="ja" style:country-asian="JP" style:font-size-complex="13.6999998092651pt"/>
    </style:style>
    <style:style style:name="P16" style:family="paragraph" style:parent-style-name="Standard" style:list-style-name="L4">
      <style:paragraph-properties fo:text-align="start" style:justify-single-word="false"/>
      <style:text-properties style:font-name="Times New Roman" fo:font-size="12pt" fo:language="en" fo:country="CA" style:font-size-asian="12pt" style:language-asian="ja" style:country-asian="JP" style:font-size-complex="12pt"/>
    </style:style>
    <style:style style:name="P17" style:family="paragraph" style:parent-style-name="Standard">
      <style:paragraph-properties fo:text-align="center" style:justify-single-word="false"/>
      <style:text-properties style:font-name="Times New Roman" fo:font-size="15pt" fo:language="en" fo:country="CA" style:font-size-asian="15pt" style:language-asian="ja" style:country-asian="JP" style:font-size-complex="17.1000003814697pt"/>
    </style:style>
    <style:style style:name="P18" style:family="paragraph" style:parent-style-name="Standard">
      <style:paragraph-properties fo:text-align="start" style:justify-single-word="false"/>
      <style:text-properties style:font-name="Times New Roman" fo:font-size="15pt" fo:language="en" fo:country="CA" style:font-size-asian="15pt" style:language-asian="ja" style:country-asian="JP" style:font-size-complex="17.1000003814697pt"/>
    </style:style>
    <style:style style:name="P19" style:family="paragraph" style:parent-style-name="Standard">
      <style:paragraph-properties fo:text-align="center" style:justify-single-word="false"/>
      <style:text-properties style:font-name="Times New Roman" fo:font-size="20pt" fo:language="en" fo:country="CA" style:font-size-asian="20pt" style:language-asian="ja" style:country-asian="JP" style:font-size-complex="22.8500003814697pt"/>
    </style:style>
    <style:style style:name="P20" style:family="paragraph" style:parent-style-name="Standard">
      <style:paragraph-properties fo:text-align="center" style:justify-single-word="false"/>
      <style:text-properties style:font-name="Times New Roman" fo:font-size="20pt" fo:language="en" fo:country="CA" style:font-size-asian="20pt" style:language-asian="ja" style:country-asian="JP" style:font-size-complex="20pt"/>
    </style:style>
    <style:style style:name="P21" style:family="paragraph" style:parent-style-name="Standard" style:list-style-name="L3">
      <style:text-properties fo:language="en" fo:country="CA"/>
    </style:style>
    <style:style style:name="T1" style:family="text">
      <style:text-properties fo:font-size="12pt" style:font-size-asian="12pt" style:font-size-complex="13.6999998092651pt"/>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Beach Wars</text:p>
      <text:p text:style-name="P19"/>
      <text:p text:style-name="P17">Project Description</text:p>
      <text:p text:style-name="P7"><text:tab/>This is a game design document for a 3D real-time strategy game. It will feature a campaign about world domination and art that will bring you to the beach. Using a mixed RTS design, Beach Wars will be unique in it's theme, characters, and story.</text:p>
      <text:p text:style-name="P7"/>
      <text:p text:style-name="P20">Gameplay</text:p>
      <text:p text:style-name="P17">Goals</text:p>
      <text:p text:style-name="P7"><text:tab/>Overall: Help the protagonist conquer the world's beaches.</text:p>
      <text:p text:style-name="P7"><text:tab/>Gameplay: Primary: Defeat enemy leader by controlling all the castles or destroying all enemy castles.</text:p>
      <text:p text:style-name="P7"/>
      <text:p text:style-name="P17">User Skills</text:p>
      <text:list xml:id="list6563173757963266180" text:style-name="L2">
        <text:list-item>
          <text:p text:style-name="P8">Clicking and dragging</text:p>
        </text:list-item>
        <text:list-item>
          <text:p text:style-name="P8">Reading text</text:p>
        </text:list-item>
        <text:list-item>
          <text:p text:style-name="P8">Strategizing</text:p>
        </text:list-item>
        <text:list-item>
          <text:p text:style-name="P8">Managing resources</text:p>
        </text:list-item>
        <text:list-item>
          <text:p text:style-name="P8">Commanding troops</text:p>
        </text:list-item>
        <text:list-item>
          <text:p text:style-name="P8">Defending a castle</text:p>
        </text:list-item>
      </text:list>
      <text:p text:style-name="P7"/>
      <text:p text:style-name="P17">Game Mechanics</text:p>
      <text:p text:style-name="P7"><text:tab/>The core action is commanding units. The core purpose is to capture or destroy the enemy castles.</text:p>
      <text:p text:style-name="P7"/>
      <text:p text:style-name="P7">The game takes place on a map. The map has castles, walls, vehicles, buildings, resources, crabs, and weapons on it. The player must interact through the crabs.</text:p>
      <text:p text:style-name="P7"/>
      <text:list xml:id="list2285545874448212536" text:style-name="L3">
        <text:list-item>
          <text:p text:style-name="P9">Castles are stationary and have an owner. They can be captured. They carry resources to be used for building and crafting. Castles have a resistance to <text:soft-page-break/>capture and can be upgraded. Castles can by destroyed. Castles have three upgrade levels that each increase the resistance to capture and the health.</text:p>
          <text:list>
            <text:list-item>
              <text:p text:style-name="P9">Capture:</text:p>
              <text:list>
                <text:list-item>
                  <text:p text:style-name="P9">Base resistance when empty.</text:p>
                </text:list-item>
                <text:list-item>
                  <text:p text:style-name="P9">Occupant increases resistance to capture.</text:p>
                </text:list-item>
                <text:list-item>
                  <text:p text:style-name="P9">Occupant is killed when captured.</text:p>
                </text:list-item>
                <text:list-item>
                  <text:p text:style-name="P9">Upgrades increase resistance to capture.</text:p>
                </text:list-item>
              </text:list>
            </text:list-item>
            <text:list-item>
              <text:p text:style-name="P9">Destroy:</text:p>
              <text:list>
                <text:list-item>
                  <text:p text:style-name="P9">Occupant leaves when castle is destroyed.</text:p>
                </text:list-item>
              </text:list>
            </text:list-item>
          </text:list>
        </text:list-item>
        <text:list-item>
          <text:p text:style-name="P9">Walls are connected objects that keep enemies out. In game you build a series of walls such that they are closed. Walls can be connected to towers to form a more protected structure. A gate may be built in the wall to let units in and out. Walls can be upgraded to increase strength. Wood and stone are the available upgrades each with their own strengths.</text:p>
        </text:list-item>
        <text:list-item>
          <text:p text:style-name="P9">Vehicles are objects that are occupied by a crab and are particularly powerful. They consume resources and time to build and must have a crab to operate it. There are two types of vehicles:</text:p>
          <text:list>
            <text:list-item>
              <text:p text:style-name="P9">Catapults: Throw rocks at enemies and does more damage to buildings and walls.</text:p>
            </text:list-item>
            <text:list-item>
              <text:p text:style-name="P9">Ballistas: Throws large bolts at enemies and does more damage to crabs.</text:p>
            </text:list-item>
          </text:list>
        </text:list-item>
        <text:list-item>
          <text:p text:style-name="P9">Buildings are stationary objects that serve a purpose. They consume resources and time to build and have health. A crab is needed to build. Buildings can be placed anywhere.</text:p>
          <text:list>
            <text:list-item>
              <text:p text:style-name="P9">Nests:</text:p>
              <text:list>
                <text:list-item>
                  <text:p text:style-name="P9">Building for producing more crabs.</text:p>
                </text:list-item>
                <text:list-item>
                  <text:p text:style-name="P9">Must have a crab inside to produce more crabs of the same species.</text:p>
                </text:list-item>
                <text:list-item>
                  <text:p text:style-name="P9">Crabs are produced over time.</text:p>
                </text:list-item>
                <text:list-item>
                  <text:p text:style-name="P9">Crab inside leaves when attacked.</text:p>
                </text:list-item>
              </text:list>
            </text:list-item>
            <text:list-item>
              <text:p text:style-name="P9">Siege Workshop:</text:p>
              <text:list>
                <text:list-item>
                  <text:p text:style-name="P9">Building for siege weapons.</text:p>
                </text:list-item>
                <text:list-item>
                  <text:p text:style-name="P9">Siege weapons cost resources to build.</text:p>
                </text:list-item>
              </text:list>
            </text:list-item>
            <text:list-item>
              <text:p text:style-name="P9">Tower:</text:p>
              <text:list>
                <text:list-item>
                  <text:p text:style-name="P9">Building for lookout and defense.</text:p>
                </text:list-item>
                <text:list-item>
                  <text:p text:style-name="P9"><text:soft-page-break/>Siege weapons and crabs can enter them to attack farther.</text:p>
                </text:list-item>
              </text:list>
            </text:list-item>
            <text:list-item>
              <text:p text:style-name="P9">Armoury:</text:p>
              <text:list>
                <text:list-item>
                  <text:p text:style-name="P9">Building that stores weapons for easy access.</text:p>
                </text:list-item>
                <text:list-item>
                  <text:p text:style-name="P9">A castle can build weapons and automatically store them in the armory.</text:p>
                </text:list-item>
              </text:list>
            </text:list-item>
          </text:list>
        </text:list-item>
        <text:list-item>
          <text:p text:style-name="P9">Resources lie on the ground. Crabs extract resources from logs and rocks. Resources can be moved from an inventory to a castle. Crabs drop any resources they are carrying when they die. Crabs can craft items from resources in their inventory. Resources in a castle can be used to upgrade the castle.</text:p>
          <text:list>
            <text:list-item>
              <text:p text:style-name="P9">Trees are a natural piece of scenery or a source of resources. A tree can be cut down and wood extracted from it.</text:p>
            </text:list-item>
            <text:list-item>
              <text:p text:style-name="P9">Stones litter the beach. Used to upgrade walls and the castle.</text:p>
            </text:list-item>
          </text:list>
        </text:list-item>
        <text:list-item>
          <text:p text:style-name="P9">Crabs are entities that move. The player interacts directly with them. </text:p>
          <text:list>
            <text:list-item>
              <text:p text:style-name="P9">Crabs are on certain teams.</text:p>
              <text:list>
                <text:list-item>
                  <text:p text:style-name="P9">Player, Rival, or Neutral teams.</text:p>
                </text:list-item>
                <text:list-item>
                  <text:p text:style-name="P9">Neutral crabs are available for recruitment. They cannot by commanded. They won't interact unless attacked. If attacked they will retaliate or flee depending on the species.</text:p>
                </text:list-item>
                <text:list-item>
                  <text:p text:style-name="P9">Player crabs are controlled by the player.</text:p>
                </text:list-item>
                <text:list-item>
                  <text:p text:style-name="P9">Rival crabs are controlled by an AI in the campaign and if there is multiplayer by an opponent player.</text:p>
                </text:list-item>
              </text:list>
            </text:list-item>
            <text:list-item>
              <text:p text:style-name="P9">Crabs can interact with everything</text:p>
              <text:list>
                <text:list-item>
                  <text:p text:style-name="P9">Crabs can occupy or attack a castle or give resources to a friendly castle.</text:p>
                </text:list-item>
                <text:list-item>
                  <text:p text:style-name="P9">Crabs can pick up resources and weapons.</text:p>
                </text:list-item>
                <text:list-item>
                  <text:p text:style-name="P9">Crabs can attack rival crabs and recruit neutral crabs.</text:p>
                </text:list-item>
                <text:list-item>
                  <text:p text:style-name="P9">Crabs can wield and craft weapons from resources.</text:p>
                </text:list-item>
                <text:list-item>
                  <text:p text:style-name="P9">Crabs can build structures like nests, siege workshops, towers, and armories.</text:p>
                </text:list-item>
              </text:list>
            </text:list-item>
            <text:list-item>
              <text:p text:style-name="P9">Crabs have an inventory of three.</text:p>
            </text:list-item>
            <text:list-item>
              <text:p text:style-name="P9">Crabs have many different types with their own strengths and weaknesses</text:p>
              <text:list>
                <text:list-item>
                  <text:p text:style-name="P9">Rock Crab</text:p>
                  <text:list>
                    <text:list-item>
                      <text:p text:style-name="P9">Default crab</text:p>
                    </text:list-item>
                    <text:list-item>
                      <text:p text:style-name="P9">No requirements to hire.</text:p>
                    </text:list-item>
                  </text:list>
                </text:list-item>
                <text:list-item>
                  <text:p text:style-name="P9">Fiddler Crab</text:p>
                  <text:list>
                    <text:list-item>
                      <text:p text:style-name="P9"><text:soft-page-break/>Higher attack</text:p>
                    </text:list-item>
                    <text:list-item>
                      <text:p text:style-name="P9">Lower health</text:p>
                    </text:list-item>
                    <text:list-item>
                      <text:p text:style-name="P9">Must own at least one castle to hire.</text:p>
                    </text:list-item>
                  </text:list>
                </text:list-item>
                <text:list-item>
                  <text:p text:style-name="P9">Tasmanian Giant Crab</text:p>
                  <text:list>
                    <text:list-item>
                      <text:p text:style-name="P9">High attack and defense</text:p>
                    </text:list-item>
                    <text:list-item>
                      <text:p text:style-name="P9">Must sacrifice five crabs to hire.</text:p>
                    </text:list-item>
                  </text:list>
                </text:list-item>
                <text:list-item>
                  <text:p text:style-name="P9">Spider Crab</text:p>
                  <text:list>
                    <text:list-item>
                      <text:p text:style-name="P9">Slightly higher attack and defense</text:p>
                    </text:list-item>
                    <text:list-item>
                      <text:p text:style-name="P9">Can climb over walls</text:p>
                    </text:list-item>
                    <text:list-item>
                      <text:p text:style-name="P9">Must have two species on team to hire.</text:p>
                    </text:list-item>
                  </text:list>
                </text:list-item>
                <text:list-item>
                  <text:p text:style-name="P9">Coconut Crab</text:p>
                  <text:list>
                    <text:list-item>
                      <text:p text:style-name="P9">High attack and defense</text:p>
                    </text:list-item>
                    <text:list-item>
                      <text:p text:style-name="P9">Smaller than Tasmanian Giant Crab</text:p>
                    </text:list-item>
                    <text:list-item>
                      <text:p text:style-name="P9">Must sacrifice a crab to hire.</text:p>
                    </text:list-item>
                  </text:list>
                </text:list-item>
                <text:list-item>
                  <text:p text:style-name="P9">Horseshoe Crab</text:p>
                  <text:list>
                    <text:list-item>
                      <text:p text:style-name="P9">Low attack</text:p>
                    </text:list-item>
                    <text:list-item>
                      <text:p text:style-name="P9">High health</text:p>
                    </text:list-item>
                    <text:list-item>
                      <text:p text:style-name="P21">Must find one in the ocean to hire.</text:p>
                    </text:list-item>
                    <text:list-item>
                      <text:p text:style-name="P21">Can hide crabs inside shell.</text:p>
                    </text:list-item>
                  </text:list>
                </text:list-item>
                <text:list-item>
                  <text:p text:style-name="P9">Little Seaweed Crab</text:p>
                  <text:list>
                    <text:list-item>
                      <text:p text:style-name="P9">Less attack and health</text:p>
                    </text:list-item>
                    <text:list-item>
                      <text:p text:style-name="P9">Fast movement speed</text:p>
                    </text:list-item>
                    <text:list-item>
                      <text:p text:style-name="P9">Hard to detect</text:p>
                    </text:list-item>
                    <text:list-item>
                      <text:p text:style-name="P9">Must find to hire.</text:p>
                    </text:list-item>
                  </text:list>
                </text:list-item>
                <text:list-item>
                  <text:p text:style-name="P9">Trilobite</text:p>
                  <text:list>
                    <text:list-item>
                      <text:p text:style-name="P9">Rare species</text:p>
                    </text:list-item>
                    <text:list-item>
                      <text:p text:style-name="P9">High attack and health</text:p>
                    </text:list-item>
                    <text:list-item>
                      <text:p text:style-name="P9">Found as a fossil in the ground.</text:p>
                    </text:list-item>
                    <text:list-item>
                      <text:p text:style-name="P9">Can dig and hide from danger.</text:p>
                    </text:list-item>
                  </text:list>
                </text:list-item>
              </text:list>
            </text:list-item>
          </text:list>
        </text:list-item>
        <text:list-item>
          <text:p text:style-name="P9">Weapons have to be crafted but anybody can equip it when left on the ground.</text:p>
        </text:list-item>
      </text:list>
      <text:p text:style-name="P7"/>
      <text:p text:style-name="P17">Items and Power-ups</text:p>
      <text:p text:style-name="P17"/>
      <text:p text:style-name="P7"><text:soft-page-break/><text:tab/>Items are all tangible objects. Each resource is an object that is holdable and droppable. On death all items are dropped and can be recovered by an ally or taken by the killer. </text:p>
      <text:p text:style-name="P18"/>
      <text:p text:style-name="P18">Resources:</text:p>
      <text:list xml:id="list5789601106026066933" text:style-name="L4">
        <text:list-item>
          <text:p text:style-name="P16">Logs and Rocks</text:p>
          <text:list>
            <text:list-item>
              <text:p text:style-name="P10">Large resources are broken down before extraction</text:p>
            </text:list-item>
            <text:list-item>
              <text:p text:style-name="P10">Contains smaller resources.</text:p>
            </text:list-item>
          </text:list>
        </text:list-item>
        <text:list-item>
          <text:p text:style-name="P10">Sticks and stones</text:p>
          <text:list>
            <text:list-item>
              <text:p text:style-name="P10">Small base form of resources</text:p>
            </text:list-item>
          </text:list>
        </text:list-item>
      </text:list>
      <text:p text:style-name="P7"/>
      <text:p text:style-name="P18"/>
      <text:p text:style-name="P18">Weapons</text:p>
      <text:list xml:id="list4219100836931447779" text:style-name="L5">
        <text:list-item>
          <text:p text:style-name="P11">Spear: Increases attack and range.</text:p>
          <text:list>
            <text:list-item>
              <text:p text:style-name="P11">Two sticks and a stone</text:p>
            </text:list-item>
          </text:list>
        </text:list-item>
        <text:list-item>
          <text:p text:style-name="P11">Hammer: Increases attack against buildings and helps make building faster.</text:p>
          <text:list>
            <text:list-item>
              <text:p text:style-name="P11">Two stones and a stick.</text:p>
            </text:list-item>
          </text:list>
        </text:list-item>
        <text:list-item>
          <text:p text:style-name="P11">Shield: Increases defense.</text:p>
          <text:list>
            <text:list-item>
              <text:p text:style-name="P11">Three sticks</text:p>
            </text:list-item>
          </text:list>
        </text:list-item>
        <text:list-item>
          <text:p text:style-name="P11">Bow: Increases range.</text:p>
          <text:list>
            <text:list-item>
              <text:p text:style-name="P11">Two sticks</text:p>
            </text:list-item>
          </text:list>
        </text:list-item>
        <text:list-item>
          <text:p text:style-name="P11">Gun: Increases range, firing rate, and damage.</text:p>
          <text:list>
            <text:list-item>
              <text:p text:style-name="P11">Three stones</text:p>
            </text:list-item>
          </text:list>
        </text:list-item>
      </text:list>
      <text:p text:style-name="P7"/>
      <text:p text:style-name="P17">Progression and Challenge</text:p>
      <text:p text:style-name="P18"><text:tab/><text:span text:style-name="T1">To progress you must capture castles. Each castle grants more power and resources. Progression finishes when the levels are all completed.</text:span></text:p>
      <text:p text:style-name="P7"/>
      <text:p text:style-name="P7"><text:tab/>Units and buildings are unlocked as player goes on. Buildings give access to weapons, siege weapons, and crab production.</text:p>
      <text:p text:style-name="P7"/>
      <text:p text:style-name="P7"><text:tab/>Challenges will increase by the number of castles to capture and the AI difficulty. Unique configurations of the castles and factions will provide variety. Crab <text:soft-page-break/>species loyalty is open to anybodies control. If the enemy recruits more crabs difficulty increases as well. Each level is a unique set of circumstances that have their own quirks to learn.</text:p>
      <text:p text:style-name="P7"/>
      <text:p text:style-name="P17">Losing</text:p>
      <text:p text:style-name="P7"><text:tab/>You lose if you lose control of all your castles. You lose if you surrender.</text:p>
      <text:p text:style-name="P7"/>
      <text:p text:style-name="P17">Similar Games</text:p>
      <text:list xml:id="list1133817944120776518" text:style-name="L6">
        <text:list-item>
          <text:p text:style-name="P12">Populous 3</text:p>
          <text:list>
            <text:list-item>
              <text:p text:style-name="P12">Similar battle system</text:p>
            </text:list-item>
            <text:list-item>
              <text:p text:style-name="P12">Similar units</text:p>
            </text:list-item>
            <text:list-item>
              <text:p text:style-name="P12">Similar building mechanic</text:p>
            </text:list-item>
          </text:list>
        </text:list-item>
        <text:list-item>
          <text:p text:style-name="P12">Age of Empires</text:p>
          <text:list>
            <text:list-item>
              <text:p text:style-name="P12">Similar castle building</text:p>
            </text:list-item>
            <text:list-item>
              <text:p text:style-name="P12">Similar building mechanic</text:p>
            </text:list-item>
          </text:list>
        </text:list-item>
        <text:list-item>
          <text:p text:style-name="P12">Lord of the Rings: Battle for Middle-Earth</text:p>
          <text:list>
            <text:list-item>
              <text:p text:style-name="P12">Similar level design</text:p>
            </text:list-item>
          </text:list>
        </text:list-item>
      </text:list>
      <text:p text:style-name="P7"/>
      <text:p text:style-name="P17">Characters</text:p>
      <text:p text:style-name="P7"><text:tab/>Protagonist: Crab who wants to conquer all the beaches in the world.</text:p>
      <text:p text:style-name="P7"><text:tab/><text:tab/>-&gt; Player names him.</text:p>
      <text:p text:style-name="P7"><text:tab/><text:tab/>-&gt; Start with rock crab.</text:p>
      <text:p text:style-name="P7"><text:tab/><text:tab/>-&gt; Unlock other species to start as.</text:p>
      <text:p text:style-name="P7"><text:tab/>Antagonist: Crabs that own all the castles on a beach.</text:p>
      <text:list xml:id="list5438476709914390444" text:style-name="L1">
        <text:list-item>
          <text:p text:style-name="P13">Africa</text:p>
          <text:list>
            <text:list-item>
              <text:p text:style-name="P13">Shaman crab</text:p>
              <text:list>
                <text:list-item>
                  <text:p text:style-name="P13">Kifo the Shaman</text:p>
                </text:list-item>
              </text:list>
            </text:list-item>
            <text:list-item>
              <text:p text:style-name="P13">Pirate crab</text:p>
              <text:list>
                <text:list-item>
                  <text:p text:style-name="P13">Burcad Badeed the Pirate</text:p>
                </text:list-item>
              </text:list>
            </text:list-item>
            <text:list-item>
              <text:p text:style-name="P13">Dictator crab</text:p>
              <text:list>
                <text:list-item>
                  <text:p text:style-name="P13">Umbusi the Dictator</text:p>
                </text:list-item>
              </text:list>
            </text:list-item>
          </text:list>
        </text:list-item>
        <text:list-item>
          <text:p text:style-name="P13">Europe</text:p>
          <text:list>
            <text:list-item>
              <text:p text:style-name="P13">Prime minister crab</text:p>
              <text:list>
                <text:list-item>
                  <text:p text:style-name="P13"><text:soft-page-break/>Churchill the crab</text:p>
                </text:list-item>
              </text:list>
            </text:list-item>
            <text:list-item>
              <text:p text:style-name="P13">Templar crab</text:p>
              <text:list>
                <text:list-item>
                  <text:p text:style-name="P13">Pontefux the Pope</text:p>
                </text:list-item>
              </text:list>
            </text:list-item>
            <text:list-item>
              <text:p text:style-name="P13">Napoleon the crab</text:p>
            </text:list-item>
            <text:list-item>
              <text:p text:style-name="P13">Nazi crab</text:p>
              <text:list>
                <text:list-item>
                  <text:p text:style-name="P13">Hitler the crab</text:p>
                </text:list-item>
              </text:list>
            </text:list-item>
            <text:list-item>
              <text:p text:style-name="P13">Roman crab</text:p>
              <text:list>
                <text:list-item>
                  <text:p text:style-name="P13">Caesar the crab</text:p>
                </text:list-item>
              </text:list>
            </text:list-item>
            <text:list-item>
              <text:p text:style-name="P13">Spartan crab</text:p>
              <text:list>
                <text:list-item>
                  <text:p text:style-name="P13">Plato the crab</text:p>
                </text:list-item>
              </text:list>
            </text:list-item>
          </text:list>
        </text:list-item>
        <text:list-item>
          <text:p text:style-name="P13">Asia</text:p>
          <text:list>
            <text:list-item>
              <text:p text:style-name="P13">Emporer crab</text:p>
              <text:list>
                <text:list-item>
                  <text:p text:style-name="P13">Qing the crab</text:p>
                </text:list-item>
              </text:list>
            </text:list-item>
            <text:list-item>
              <text:p text:style-name="P13">Shogun crab</text:p>
              <text:list>
                <text:list-item>
                  <text:p text:style-name="P13">Nobunaga the crab</text:p>
                </text:list-item>
              </text:list>
            </text:list-item>
            <text:list-item>
              <text:p text:style-name="P13">Hindu crab</text:p>
              <text:list>
                <text:list-item>
                  <text:p text:style-name="P13">Arjuna the crab</text:p>
                </text:list-item>
                <text:list-item>
                  <text:p text:style-name="P13">English crabs are secondary enemies</text:p>
                </text:list-item>
              </text:list>
            </text:list-item>
            <text:list-item>
              <text:p text:style-name="P13">Sultan crab</text:p>
              <text:list>
                <text:list-item>
                  <text:p text:style-name="P13">Malik the crab</text:p>
                </text:list-item>
              </text:list>
            </text:list-item>
            <text:list-item>
              <text:p text:style-name="P13">Filipino crab</text:p>
              <text:list>
                <text:list-item>
                  <text:p text:style-name="P13">Hari the crab</text:p>
                </text:list-item>
              </text:list>
            </text:list-item>
            <text:list-item>
              <text:p text:style-name="P13">Korean crab</text:p>
              <text:list>
                <text:list-item>
                  <text:p text:style-name="P13">Wang the crab</text:p>
                </text:list-item>
              </text:list>
            </text:list-item>
          </text:list>
        </text:list-item>
        <text:list-item>
          <text:p text:style-name="P13">North America</text:p>
          <text:list>
            <text:list-item>
              <text:p text:style-name="P13">RCMP crab</text:p>
              <text:list>
                <text:list-item>
                  <text:p text:style-name="P13">Constable crab</text:p>
                </text:list-item>
              </text:list>
            </text:list-item>
            <text:list-item>
              <text:p text:style-name="P13">Prime minister crab</text:p>
              <text:list>
                <text:list-item>
                  <text:p text:style-name="P13">Trudeau the crab</text:p>
                </text:list-item>
              </text:list>
            </text:list-item>
          </text:list>
        </text:list-item>
        <text:list-item>
          <text:p text:style-name="P13">America</text:p>
          <text:list>
            <text:list-item>
              <text:p text:style-name="P13">Redneck crab</text:p>
              <text:list>
                <text:list-item>
                  <text:p text:style-name="P13">Larry the crab</text:p>
                </text:list-item>
              </text:list>
            </text:list-item>
            <text:list-item>
              <text:p text:style-name="P13">CIA crab</text:p>
              <text:list>
                <text:list-item>
                  <text:p text:style-name="P13"><text:soft-page-break/>Secret agent crabs</text:p>
                </text:list-item>
              </text:list>
            </text:list-item>
            <text:list-item>
              <text:p text:style-name="P13">Hawaiian crab</text:p>
              <text:list>
                <text:list-item>
                  <text:p text:style-name="P13">Hawaiian crabs</text:p>
                </text:list-item>
              </text:list>
            </text:list-item>
          </text:list>
        </text:list-item>
        <text:list-item>
          <text:p text:style-name="P13">Mexico</text:p>
          <text:list>
            <text:list-item>
              <text:p text:style-name="P13">Day of the Dead crab</text:p>
              <text:list>
                <text:list-item>
                  <text:p text:style-name="P13">Muertos the crab</text:p>
                </text:list-item>
              </text:list>
            </text:list-item>
            <text:list-item>
              <text:p text:style-name="P13">Cartel crab</text:p>
              <text:list>
                <text:list-item>
                  <text:p text:style-name="P13">Rodriguez the crab</text:p>
                </text:list-item>
              </text:list>
            </text:list-item>
          </text:list>
        </text:list-item>
        <text:list-item>
          <text:p text:style-name="P13">Caribbean crab</text:p>
          <text:list>
            <text:list-item>
              <text:p text:style-name="P13">Voodoo crab</text:p>
              <text:list>
                <text:list-item>
                  <text:p text:style-name="P13">Wa the crab</text:p>
                </text:list-item>
              </text:list>
            </text:list-item>
            <text:list-item>
              <text:p text:style-name="P13">Pirate crab</text:p>
              <text:list>
                <text:list-item>
                  <text:p text:style-name="P13">Captain hook the crab</text:p>
                </text:list-item>
              </text:list>
            </text:list-item>
          </text:list>
        </text:list-item>
        <text:list-item>
          <text:p text:style-name="P13">South America</text:p>
          <text:list>
            <text:list-item>
              <text:p text:style-name="P13">Chilean crab</text:p>
              <text:list>
                <text:list-item>
                  <text:p text:style-name="P13">Inca crabs</text:p>
                </text:list-item>
                <text:list-item>
                  <text:p text:style-name="P13">Spanish crabs</text:p>
                </text:list-item>
                <text:list-item>
                  <text:p text:style-name="P13">Mapuche crabs</text:p>
                </text:list-item>
              </text:list>
            </text:list-item>
            <text:list-item>
              <text:p text:style-name="P13">Brazilian crab</text:p>
              <text:list>
                <text:list-item>
                  <text:p text:style-name="P13">Portuguese crabs</text:p>
                </text:list-item>
              </text:list>
            </text:list-item>
            <text:list-item>
              <text:p text:style-name="P13">Peruvian crab</text:p>
              <text:list>
                <text:list-item>
                  <text:p text:style-name="P13">Incan crabs</text:p>
                </text:list-item>
              </text:list>
            </text:list-item>
            <text:list-item>
              <text:p text:style-name="P13">Argentinian crab</text:p>
              <text:list>
                <text:list-item>
                  <text:p text:style-name="P13">Spanish crabs</text:p>
                </text:list-item>
                <text:list-item>
                  <text:p text:style-name="P13">Mapuche crabs</text:p>
                </text:list-item>
              </text:list>
            </text:list-item>
          </text:list>
        </text:list-item>
      </text:list>
      <text:p text:style-name="P7"><text:tab/>Henchman: Henchman that rule the castles between you and the antagonist. </text:p>
      <text:p text:style-name="P7"/>
      <text:p text:style-name="P17">Story</text:p>
      <text:p text:style-name="P7"><text:tab/>The beaches are left behind from a day of kids playing and each day crabs scramble to capture as many castles as possible. You are a crab that wants to conquer the beach from your rival. Gaining the support from fellow crabs, you lead an uprising. A single beach isn't good enough however, in fact the entire world is your goal.</text:p>
      <text:p text:style-name="P7"/>
      <text:p text:style-name="P15"><text:soft-page-break/><text:tab/>Africa</text:p>
      <text:p text:style-name="P7"><text:tab/>You arrive at the first beach in Africa and quickly claim the first castle you see. The beach is littered with sticks and stones. Crabs wander around and castles dot the stretch of beach. The other castles are occupied by crabs wearing masks and with tattoo markings. A wandering crab approaches your castle and asks to join your army and help you figure out what to do. After some instructions you are left to conquer the beach. You gather more recruits and build a base from blocks and attack the other base. After defeating the first castle, Kifo the shaman sends you a message about how you need a connection with the spirit world to succeed against him.</text:p>
      <text:p text:style-name="P7"/>
      <text:p text:style-name="P7"/>
      <text:p text:style-name="P17">Theme</text:p>
      <text:p text:style-name="P7"><text:tab/>Beach Wars is about crabs conquering each others castles.</text:p>
      <text:p text:style-name="P7"/>
      <text:p text:style-name="P17">Story Progression</text:p>
      <text:p text:style-name="P7"><text:tab/>After each night you get closer to conquering the beach. You capture one more castle and defeat a henchman until you reach your rival. After finishing a beach you move on to another where a new rival is met. You start in Africa to begin your journey. After learning the ropes you tackle the next great challenge, Europe. Through many tough challenges such as the Romans, Spanish conquistadors, and English Empire, you move on to Asia. Japan, China, and many other countries wait to be conquered here. North America and South America are the final two continents in the story. North America finds you in the modern world with spies and technology to adapt to. South America introduces more than one rival crab with all their own motivations The final secret level however is Australia. The ultimate challenge.</text:p>
      <text:p text:style-name="P7"/>
      <text:p text:style-name="P17">Art Style</text:p>
      <text:p text:style-name="P7"><text:tab/>Mainly Cel-shaded with bright colors.</text:p>
      <text:p text:style-name="P7"><text:tab/>Crabs are mainly realistic to the species but non-realistically coloured.</text:p>
      <text:p text:style-name="P7"><text:tab/>Water is dependent on location but usually blue with froths and waves.</text:p>
      <text:p text:style-name="P7"><text:tab/>Trees and nature are vivid green with cartoony quality.</text:p>
      <text:p text:style-name="P7"><text:tab/>Beach is realistic but contrasts with objects on it.</text:p>
      <text:p text:style-name="P7"/>
      <text:p text:style-name="P17"><text:soft-page-break/>Music and Sounds</text:p>
      <text:p text:style-name="P7"><text:tab/>Music: Cheerful and varied to location. Samba. Hawaiian music.</text:p>
      <text:p text:style-name="P7"/>
      <text:p text:style-name="P7"><text:tab/>Sounds:</text:p>
      <text:list xml:id="list4082958214613351380" text:style-name="L7">
        <text:list-item>
          <text:p text:style-name="P14">walking</text:p>
        </text:list-item>
        <text:list-item>
          <text:p text:style-name="P14">object drop</text:p>
        </text:list-item>
        <text:list-item>
          <text:p text:style-name="P14">Castle capture fanfare</text:p>
        </text:list-item>
        <text:list-item>
          <text:p text:style-name="P14">Projectile sounds</text:p>
          <text:list>
            <text:list-item>
              <text:p text:style-name="P14">arrows</text:p>
            </text:list-item>
            <text:list-item>
              <text:p text:style-name="P14">boulders</text:p>
            </text:list-item>
            <text:list-item>
              <text:p text:style-name="P14">bolts</text:p>
            </text:list-item>
          </text:list>
        </text:list-item>
        <text:list-item>
          <text:p text:style-name="P14">Fighting</text:p>
          <text:list>
            <text:list-item>
              <text:p text:style-name="P14">Attack clashing sound</text:p>
            </text:list-item>
            <text:list-item>
              <text:p text:style-name="P14">Death cry</text:p>
            </text:list-item>
          </text:list>
        </text:list-item>
        <text:list-item>
          <text:p text:style-name="P14">Crab sounds</text:p>
          <text:list>
            <text:list-item>
              <text:p text:style-name="P14">Acknowledgment</text:p>
            </text:list-item>
            <text:list-item>
              <text:p text:style-name="P14">Agreement</text:p>
            </text:list-item>
            <text:list-item>
              <text:p text:style-name="P14">Random conversations</text:p>
            </text:list-item>
            <text:list-item>
              <text:p text:style-name="P14">Unique noise from rival</text:p>
            </text:list-item>
            <text:list-item>
              <text:p text:style-name="P14">Building noises</text:p>
            </text:list-item>
          </text:list>
        </text:list-item>
      </text:list>
      <text:p text:style-name="P7"/>
      <text:p text:style-name="P17">Technical Description</text:p>
      <text:p text:style-name="P7"><text:tab/>Platforms:</text:p>
      <text:p text:style-name="P7"><text:tab/><text:tab/>PC/MAC</text:p>
      <text:p text:style-name="P7"><text:tab/>Technology:</text:p>
      <text:p text:style-name="P7"><text:tab/><text:tab/>Unity 3D</text:p>
      <text:p text:style-name="P7"/>
      <text:p text:style-name="P17">Marketing and Funding</text:p>
      <text:p text:style-name="P7"><text:tab/>Funding:</text:p>
      <text:p text:style-name="P7"><text:tab/><text:tab/>Possible Kickstarter after first level is finished.</text:p>
      <text:p text:style-name="P7"><text:tab/><text:tab/>Local funding by work (Contract)</text:p>
      <text:p text:style-name="P7"><text:tab/>Marketing:</text:p>
      <text:p text:style-name="P7"><text:tab/><text:tab/>Ad campaign</text:p>
      <text:p text:style-name="P7"><text:soft-page-break/><text:tab/><text:tab/>Game developer play testing</text:p>
      <text:p text:style-name="P7"/>
      <text:p text:style-name="P17">Demographics</text:p>
      <text:p text:style-name="P7"><text:tab/>Target audience is Steam users which range in ages from 12 to 65.</text:p>
      <text:p text:style-name="P7"/>
      <text:p text:style-name="P17">Platforms and Monetization</text:p>
      <text:p text:style-name="P7"><text:tab/>PC: most notably Steam</text:p>
      <text:p text:style-name="P7"><text:tab/><text:tab/>Good userbase and PC is best for RTS</text:p>
      <text:p text:style-name="P7"><text:tab/>DLC: more levels, expanded units, and features.</text:p>
      <text:p text:style-name="P17">Localization</text:p>
      <text:p text:style-name="P17">Risk</text:p>
      <text:p text:style-name="P18"><text:tab/><text:span text:style-name="T1">This game could be large. Animation requirements are intimidating. Music is an unknown.</text:span></text:p>
      <text:p text:style-name="P17">Other Id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ＭＳ Ｐゴシック" svg:font-family="'ＭＳ Ｐゴシック'" style:font-family-generic="modern" style:font-pitch="fixed"/>
    <style:font-face style:name="IPA Pゴシック" svg:font-family="'IPA Pゴシック', IPAPGothic" style:font-adornments="標準" style:font-family-generic="modern" style:font-pitch="variable"/>
    <style:font-face style:name="IPAゴシック" svg:font-family="IPAゴシック" style:font-adornments="標準" style:font-family-generic="modern" style:font-pitch="variable"/>
    <style:font-face style:name="IPAゴシック1" svg:font-family="IPAゴシック, IPAGothic" style:font-adornments="標準" style:font-family-generic="modern" style:font-pitch="variable"/>
    <style:font-face style:name="IPA P明朝1" svg:font-family="'IPA P明朝', IPAPMincho" style:font-adornments="太字" style:font-family-generic="roman" style:font-pitch="variable"/>
    <style:font-face style:name="IPA P明朝2" svg:font-family="'IPA P明朝', IPAPMincho" style:font-adornments="斜体" style:font-family-generic="roman" style:font-pitch="variable"/>
    <style:font-face style:name="IPA P明朝" svg:font-family="'IPA P明朝', IPAPMincho" style:font-adornments="標準" style:font-family-generic="roman" style:font-pitch="variable"/>
    <style:font-face style:name="IPA明朝" svg:font-family="IPA明朝, IPAMincho" style:font-adornments="標準" style:font-family-generic="roman" style:font-pitch="variable"/>
    <style:font-face style:name="Times New Roman" svg:font-family="'Times New Roman'" style:font-family-generic="roman"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justify" style:justify-single-word="false" style:page-number="auto" style:punctuation-wrap="simple">
        <style:tab-stops/>
      </style:paragraph-properties>
      <style:text-properties style:font-name="IPA明朝" fo:font-size="10.5pt" style:font-name-asian="IPA明朝" style:font-size-asian="10.5pt"/>
    </style:style>
    <style:style style:name="Heading" style:family="paragraph" style:parent-style-name="Standard" style:next-style-name="Text_20_body" style:class="text">
      <style:paragraph-properties fo:margin-top="0.1665in" fo:margin-bottom="0.0835in" fo:text-align="start" style:justify-single-word="false" fo:keep-with-next="always"/>
      <style:text-properties style:font-name="IPA Pゴシック" fo:font-size="14pt" style:font-name-asian="IPA Pゴシック"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IPA P明朝" fo:font-size="10.5pt" style:font-name-asian="IPA P明朝" style:font-size-asian="10.5pt"/>
    </style:style>
    <style:style style:name="List" style:family="paragraph" style:parent-style-name="Text_20_body" style:class="list">
      <style:paragraph-properties fo:text-align="start" style:justify-single-word="false"/>
      <style:text-properties style:font-name-complex="Tahoma1"/>
    </style:style>
    <style:style style:name="Caption" style:family="paragraph" style:parent-style-name="Standard" style:class="extra">
      <style:paragraph-properties fo:margin-top="0.0835in" fo:margin-bottom="0.0835in" fo:text-align="start" style:justify-single-word="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text-align="start" style:justify-single-word="false" text:number-lines="false" text:line-number="0"/>
      <style:text-propertie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Contents" style:display-name="List Contents" style:family="paragraph" style:parent-style-name="Standard" style:class="html">
      <style:paragraph-properties fo:margin-left="0.3937in" fo:margin-right="0in" fo:text-align="start" style:justify-single-word="false"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Footer"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align="start" style:justify-single-word="false" fo:text-indent="0in" style:auto-text-indent="false"/>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fo:text-align="start" style:justify-single-word="false"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in" fo:margin-bottom="0.0417in" fo:text-align="start" style:justify-single-word="false" text:number-lines="false" text:line-number="0"/>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Signature" style:family="paragraph" style:parent-style-name="Standard" style:class="text">
      <style:paragraph-properties fo:text-align="start" style:justify-single-word="false"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IPAゴシック" fo:font-size="10pt" style:font-name-asian="IPAゴシック" style:font-size-asian="10pt" style:font-name-complex="ＭＳ Ｐゴシック" style:font-size-complex="10pt"/>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45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4_20_Cont." style:display-name="List 4 Cont." style:family="paragraph" style:parent-style-name="List" style:class="list">
      <style:paragraph-properties fo:margin-left="1in" fo:margin-right="0in" fo:margin-top="0in" fo:margin-bottom="0.0835in" fo:text-indent="0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Start" style:display-name="Numbering 2 Start" style:family="paragraph" style:parent-style-name="List" style:class="list">
      <style:paragraph-properties fo:margin-left="0.5in" fo:margin-right="0in" fo:margin-top="0.1665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3_20_Start" style:display-name="Numbering 3 Start" style:family="paragraph" style:parent-style-name="List" style:class="list">
      <style:paragraph-properties fo:margin-left="0.75in" fo:margin-right="0in" fo:margin-top="0.1665in" fo:margin-bottom="0.0835in"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fo:text-indent="0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fo:text-indent="0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fo:text-indent="-0.25in" style:auto-text-indent="false"/>
    </style:style>
    <style:style style:name="Numbering_20_5_20_End" style:display-name="Numbering 5 End" style:family="paragraph" style:parent-style-name="List" style:class="list">
      <style:paragraph-properties fo:margin-left="1.25in" fo:margin-right="0in" fo:margin-top="0in" fo:margin-bottom="0.1665in"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fo:text-indent="0in" style:auto-text-indent="false"/>
    </style:style>
    <style:style style:name="List_20_Indent" style:display-name="List Indent" style:family="paragraph" style:parent-style-name="Text_20_body" style:class="text">
      <style:paragraph-properties fo:margin-left="1.9689in" fo:margin-right="0in" fo:text-align="start" style:justify-single-word="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457in" style:auto-text-indent="false"/>
    </style:style>
    <style:style style:name="Hanging_20_indent" style:display-name="Hanging indent" style:family="paragraph" style:parent-style-name="Text_20_body" style:class="text">
      <style:paragraph-properties fo:margin-left="0.3937in" fo:margin-right="0in" fo:text-indent="-0.1457in" style:auto-text-indent="false">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text-properties style:font-name="IPA Pゴシック" style:font-name-asian="IPA Pゴシック"/>
    </style:style>
    <style:style style:name="Footnote_20_Symbol" style:display-name="Footnote Symbol" style:family="text">
      <style:text-properties style:font-name="IPA P明朝" style:font-name-asian="IPA P明朝"/>
    </style:style>
    <style:style style:name="Page_20_Number" style:display-name="Page Number" style:family="text">
      <style:text-properties style:font-name="IPA P明朝" style:font-name-asian="IPA P明朝"/>
    </style:style>
    <style:style style:name="Caption_20_characters" style:display-name="Caption characters" style:family="text">
      <style:text-properties style:font-name="IPA P明朝" style:font-name-asian="IPA P明朝"/>
    </style:style>
    <style:style style:name="Drop_20_Caps" style:display-name="Drop Caps" style:family="text">
      <style:text-properties style:font-name="IPA P明朝" style:font-name-asian="IPA P明朝"/>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IPA P明朝" fo:language="zxx" fo:country="none" style:text-underline-style="solid" style:text-underline-width="auto" style:text-underline-color="font-color" style:font-name-asian="IPA P明朝" style:language-asian="zxx" style:country-asian="none" style:language-complex="zxx" style:country-complex="none"/>
    </style:style>
    <style:style style:name="Visited_20_Internet_20_Link" style:display-name="Visited Internet Link" style:family="text">
      <style:text-properties fo:color="#800000" style:font-name="IPA P明朝" fo:language="zxx" fo:country="none" style:text-underline-style="solid" style:text-underline-width="auto" style:text-underline-color="font-color" style:font-name-asian="IPA P明朝" style:language-asian="zxx" style:country-asian="none" style:language-complex="zxx" style:country-complex="none"/>
    </style:style>
    <style:style style:name="Placeholder" style:family="text">
      <style:text-properties fo:font-variant="small-caps" fo:color="#008080" style:font-name="IPA P明朝" style:text-underline-style="dotted" style:text-underline-width="auto" style:text-underline-color="font-color" style:font-name-asian="IPA P明朝"/>
    </style:style>
    <style:style style:name="Index_20_Link" style:display-name="Index Link" style:family="text">
      <style:text-properties style:font-name="IPA P明朝" style:font-name-asian="IPA P明朝"/>
    </style:style>
    <style:style style:name="Endnote_20_Symbol" style:display-name="Endnote Symbol" style:family="text">
      <style:text-properties style:font-name="IPA P明朝" style:font-name-asian="IPA P明朝"/>
    </style:style>
    <style:style style:name="Line_20_numbering" style:display-name="Line numbering" style:family="text">
      <style:text-properties style:font-name="IPA P明朝" style:font-name-asian="IPA P明朝"/>
    </style:style>
    <style:style style:name="Main_20_index_20_entry" style:display-name="Main index entry" style:family="text">
      <style:text-properties style:font-name="IPA P明朝1" fo:font-weight="bold" style:font-name-asian="IPA P明朝1" style:font-weight-asian="bold" style:font-weight-complex="bold"/>
    </style:style>
    <style:style style:name="Footnote_20_anchor" style:display-name="Footnote anchor" style:family="text">
      <style:text-properties style:text-position="super 58%" style:font-name="IPA P明朝" style:font-name-asian="IPA P明朝"/>
    </style:style>
    <style:style style:name="Endnote_20_anchor" style:display-name="Endnote anchor" style:family="text">
      <style:text-properties style:text-position="super 58%" style:font-name="IPA P明朝" style:font-name-asian="IPA P明朝"/>
    </style:style>
    <style:style style:name="Rubies" style:family="text">
      <style:text-properties style:font-name="IPA P明朝" fo:font-size="6pt" style:text-underline-style="none" style:font-name-asian="IPA P明朝" style:font-size-asian="6pt" style:font-size-complex="6pt" style:text-emphasize="none"/>
    </style:style>
    <style:style style:name="Vertical_20_Numbering_20_Symbols" style:display-name="Vertical Numbering Symbols" style:family="text">
      <style:text-properties style:font-name="IPA P明朝" style:font-name-asian="IPA P明朝" style:text-rotation-angle="90" style:text-rotation-scale="line-height"/>
    </style:style>
    <style:style style:name="Emphasis" style:family="text">
      <style:text-properties style:font-name="IPA P明朝2" fo:font-style="italic" style:font-name-asian="IPA P明朝2" style:font-style-asian="italic" style:font-style-complex="italic"/>
    </style:style>
    <style:style style:name="Citation" style:family="text">
      <style:text-properties style:font-name="IPA P明朝2" fo:font-style="italic" style:font-name-asian="IPA P明朝2" style:font-style-asian="italic" style:font-style-complex="italic"/>
    </style:style>
    <style:style style:name="Strong_20_Emphasis" style:display-name="Strong Emphasis" style:family="text">
      <style:text-properties style:font-name="IPA P明朝1" fo:font-weight="bold" style:font-name-asian="IPA P明朝1" style:font-weight-asian="bold" style:font-weight-complex="bold"/>
    </style:style>
    <style:style style:name="Source_20_Text" style:display-name="Source Text" style:family="text">
      <style:text-properties style:font-name="IPA Pゴシック" style:font-name-asian="IPA Pゴシック" style:font-name-complex="ＭＳ Ｐゴシック"/>
    </style:style>
    <style:style style:name="Example" style:family="text">
      <style:text-properties style:font-name="IPA Pゴシック" style:font-name-asian="IPA Pゴシック" style:font-name-complex="ＭＳ Ｐゴシック"/>
    </style:style>
    <style:style style:name="User_20_Entry" style:display-name="User Entry" style:family="text">
      <style:text-properties style:font-name="IPA Pゴシック" style:font-name-asian="IPA Pゴシック" style:font-name-complex="ＭＳ Ｐゴシック"/>
    </style:style>
    <style:style style:name="Variable" style:family="text">
      <style:text-properties style:font-name="IPA P明朝2" fo:font-style="italic" style:font-name-asian="IPA P明朝2" style:font-style-asian="italic" style:font-style-complex="italic"/>
    </style:style>
    <style:style style:name="Definition" style:family="text">
      <style:text-properties style:font-name="IPA P明朝" style:font-name-asian="IPA P明朝"/>
    </style:style>
    <style:style style:name="Teletype" style:family="text">
      <style:text-properties style:font-name="IPAゴシック1" style:font-name-asian="IPAゴシック1" style:font-name-complex="ＭＳ Ｐゴシック"/>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CA"/>
    </style:style>
    <style:page-layout style:name="Mpm1">
      <style:page-layout-properties fo:page-width="8.2681in" fo:page-height="11.6929in" style:num-format="1" style:print-orientation="portrait" fo:margin-top="1.378in" fo:margin-bottom="1.1811in" fo:margin-left="1.1811in" fo:margin-right="1.1811in" style:writing-mode="lr-tb" style:layout-grid-color="#c0c0c0" style:layout-grid-lines="36" style:layout-grid-base-height="0.25in" style:layout-grid-ruby-height="0.0138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ritten by: Sean Brow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6-02-08T01:51:55</meta:creation-date>
    <meta:editing-cycles>1</meta:editing-cycles>
    <meta:editing-duration>P0D</meta:editing-duration>
    <meta:document-statistic meta:table-count="0" meta:image-count="0" meta:object-count="0" meta:page-count="11" meta:paragraph-count="260" meta:word-count="1974" meta:character-count="10801"/>
    <meta:user-defined meta:name="Info 1"/>
    <meta:user-defined meta:name="Info 2"/>
    <meta:user-defined meta:name="Info 3"/>
    <meta:user-defined meta:name="Info 4"/>
  </office:meta>
</office:document-meta>
</file>